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fo:wrap-option="wrap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3.9301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28.8pt" style:use-optimal-row-height="true" fo:break-before="auto"/>
    </style:style>
    <style:style style:name="ro4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alavra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x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n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e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í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or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r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á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o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li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s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g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por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g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ig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que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ugu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sív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ncip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át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l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m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í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i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en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s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asi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res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r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en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n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u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ida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p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mb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ó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i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ú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u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eg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u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z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i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ta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e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m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v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e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v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n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ô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calh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ij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cicl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lh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a-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-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qu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f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a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v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o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é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l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ur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ga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u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e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bo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su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ia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po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n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r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e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mi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pr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qui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mp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í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r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j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éri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eb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u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tó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pi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íc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rd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g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ín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c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c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d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m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áqu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r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eri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éd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n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s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ús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t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úm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i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u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í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lav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p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áss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i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ss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s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av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bl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d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ess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gr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ij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i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ád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r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z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i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ta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u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áb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p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rd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ú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h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í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vis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x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o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íd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nt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c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nh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n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qu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óp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n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a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nt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red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rad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r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an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h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u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i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m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o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a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qu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g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m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x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e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e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ô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cu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f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b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s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r</text:p>
          </table:table-cell>
          <table:table-cell table:number-columns-repeated="16383"/>
        </table:table-row>
        <table:table-row table:number-rows-repeated="1047863" table:style-name="ro1">
          <table:table-cell table:number-columns-repeated="16384"/>
        </table:table-row>
      </table:table>
      <table:table table:name="ExpressoesAcento" table:style-name="ta2">
        <table:table-column table:style-name="co2" table:default-cell-style-name="ce3"/>
        <table:table-column table:style-name="co1" table:number-columns-repeated="3" table:default-cell-style-name="ce1"/>
        <table:table-column table:style-name="co1" table:number-columns-repeated="6" table:default-cell-style-name="ce3"/>
        <table:table-column table:style-name="co1" table:number-columns-repeated="16374" table:default-cell-style-name="ce1"/>
        <table:table-row table:style-name="ro1">
          <table:table-cell office:value-type="string" table:style-name="ce2">
            <text:p>(?=(b|c|ç|d|f|gu|g|ch|nh|lh|j|l|m|n|p|qu|rr|ss|t|v|x|z|pr|br|tr|dr|cr|gr|fr|vr|pl|bl|cl|gl|fl)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pbtdcgfvr])(?=r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s)(?=s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=^[áàâ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[aeiou])(?=(ão)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a)(?=[íú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|qu|rr|ss|t|v|x|z|pr|br|tr|dr|cr|gr|fr|vr|pl|bl|cl|gl|fl)(a|e|i|o|u|ei|oi|ui|ao|au|eu|i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9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^[aeiou]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ais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a)(?=i[r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3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[ieo])(?=[aeo]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[bcçdfhjklmnpsrtvxwz]u)(?=a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!s)(?=s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ai|ei|oi|ui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u|rr|ss|t|v|x|z|pr|br|tr|dr|cr|gr|fr|vr|pl|bl|cl|gl|fl)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[hlrs]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b|c|ç|d|f|gu|g|ch|j|m|n|p|qu|r|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l|m|n|p|qu|r|rr|s|ss|t|v|x|z|pr|br|tr|dr|cr|gr|fr|vr|pl|bl|cl|gl|fl)[i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3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ˈ.*)(?=(b|c|ç|d|f|gu|g|ch|nh|lh|j|m|n|p|qu|rr|ss|t|v|x|z|pr|br|tr|dr|cr|gr|fr|vr|pl|bl|cl|gl|fl)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cln])(?=h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(a|e|i|o|u|ai|ei|oi|ui|ao|au|eu|iu|ou)[lrsx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u|rr|ss|t|v|x|z|pr|br|tr|dr|cr|gr|fr|vr|pl|bl|cl|gl|fl)(a|e|i|o|u|ai|ei|oi|ui|ao|au|eu|iu|ou)[r][ls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cln])(?=h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3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ˈ.*)(?=(b|c|ç|d|f|gu|g|ch|nh|lh|j|m|n|p|qu|rr|ss|t|v|x|z|pr|br|tr|dr|cr|gr|fr|vr|pl|bl|cl|gl|fl)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4">
            <text:p>(?&lt;!ˈ.*)(?&lt;![pbtdcgfvr])(?=r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p|qu|rr|ss|t|v|x|z|pr|br|tr|dr|cr|gr|fr|vr|pl|bl|cl|gl|fl)(ai|ei|oi|ui|ao|au|eu|iu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l|p|qu|rr|ss|t|v|x|z|pr|br|tr|dr|cr|gr|fr|vr|pl|bl|cl|gl|fl)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])(?=l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|e|i|o|u|ai|ei|oi|ui|ao|au|eu|iu|ou)[lrs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ieo])(?=[aeo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aeio])(?=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7</text:p>
          </table:table-cell>
          <table:table-cell table:number-columns-repeated="16381" table:style-name="ce3"/>
        </table:table-row>
        <table:table-row table:style-name="ro4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])(?=l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s)(?=s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cln])(?=h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ieo])(?=[aeo]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h|oh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4</text:p>
          </table:table-cell>
          <table:table-cell table:number-columns-repeated="16381" table:style-name="ce3"/>
        </table:table-row>
        <table:table-row table:style-name="ro1">
          <table:table-cell table:number-columns-repeated="2" table:style-name="ce2"/>
          <table:table-cell table:number-columns-repeated="16382" table:style-name="ce3"/>
        </table:table-row>
        <table:table-row table:style-name="ro1">
          <table:table-cell table:style-name="ce3"/>
          <table:table-cell table:style-name="ce5"/>
          <table:table-cell table:number-columns-repeated="2" table:style-name="ce1"/>
          <table:table-cell table:number-columns-repeated="16380"/>
        </table:table-row>
        <table:table-row table:number-rows-repeated="1048520" table:style-name="ro1">
          <table:table-cell table:number-columns-repeated="16384"/>
        </table:table-row>
      </table:table>
      <table:database-ranges>
        <table:database-range table:target-range-address="Palavras.A1:Palavras.A71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827</meta:generator>
    <dc:creator>Leonor Martins</dc:creator>
    <dc:date>2025-06-23T08:54:55Z</dc:date>
  </office:meta>
</office:document-meta>
</file>